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rsid="000cf82b" officeooo:paragraph-rsid="000cf82b"/>
    </style:style>
    <style:style style:name="P2" style:family="paragraph" style:parent-style-name="Text_20_body">
      <style:text-properties officeooo:rsid="000cf82b" officeooo:paragraph-rsid="000cf82b"/>
    </style:style>
    <style:style style:name="P3" style:family="paragraph" style:parent-style-name="Title">
      <style:text-properties officeooo:rsid="000cf82b" officeooo:paragraph-rsid="000cf82b"/>
    </style:style>
    <style:style style:name="P4" style:family="paragraph" style:parent-style-name="Text_20_body">
      <style:paragraph-properties fo:text-align="end" style:justify-single-word="false"/>
      <style:text-properties officeooo:rsid="0011c246" officeooo:paragraph-rsid="0011c246"/>
    </style:style>
    <style:style style:name="P5" style:family="paragraph" style:parent-style-name="Title">
      <style:text-properties officeooo:paragraph-rsid="0013ebed"/>
    </style:style>
    <style:style style:name="P6" style:family="paragraph" style:parent-style-name="Heading_20_1" style:list-style-name="">
      <style:paragraph-properties fo:text-align="center" style:justify-single-word="false"/>
      <style:text-properties officeooo:rsid="000cf82b" officeooo:paragraph-rsid="000cf82b"/>
    </style:style>
    <style:style style:name="T1" style:family="text">
      <style:text-properties officeooo:rsid="00120919"/>
    </style:style>
    <style:style style:name="T2" style:family="text">
      <style:text-properties officeooo:rsid="0013ebed"/>
    </style:style>
    <style:style style:name="T3" style:family="text">
      <style:text-properties officeooo:rsid="00153b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/>
      <text:h text:style-name="P6" text:outline-level="1"/>
      <text:h text:style-name="P6" text:outline-level="1"/>
      <text:h text:style-name="P6" text:outline-level="1"/>
      <text:p text:style-name="P5"><text:span text:style-name="T3">Choreo</text:span><text:span text:style-name="T2">Lib</text:span><text:span text:style-name="T1"> </text:span></text:p>
      <text:p text:style-name="P5"><text:span text:style-name="T1">LabVIEW</text:span> </text:p>
      <text:p text:style-name="P3">Referenc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Version <text:span text:style-name="T3">1</text:span><text:span text:style-name="T2">.0.0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im Simpson</meta:initial-creator>
    <meta:creation-date>2022-11-17T12:16:14.685000000</meta:creation-date>
    <meta:generator>LibreOffice/7.2.6.2$Windows_x86 LibreOffice_project/b0ec3a565991f7569a5a7f5d24fed7f52653d754</meta:generator>
    <dc:date>2023-12-23T19:21:36.049000000</dc:date>
    <dc:creator>Jim Simpson</dc:creator>
    <meta:editing-duration>PT8M48S</meta:editing-duration>
    <meta:editing-cycles>14</meta:editing-cycles>
    <meta:document-statistic meta:table-count="0" meta:image-count="0" meta:object-count="0" meta:page-count="2" meta:paragraph-count="4" meta:word-count="5" meta:character-count="40" meta:non-whitespace-character-count="37"/>
  </office:meta>
</office:document-meta>
</file>